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425cm" fo:min-width="0.1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6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385cm" fo:min-width="0.77cm"/>
      <style:paragraph-properties style:writing-mode="lr-tb"/>
    </style:style>
    <style:style style:name="gr4" style:family="graphic" style:parent-style-name="objectwithoutfill">
      <style:graphic-properties svg:stroke-width="0cm"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05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.5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.685cm"/>
      <style:paragraph-properties style:writing-mode="lr-tb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425cm" fo:min-width="0.1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58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2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0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10pt" style:font-size-asian="10pt" style:font-size-complex="10pt"/>
    </style:style>
    <style:style style:name="P2" style:family="paragraph">
      <loext:graphic-properties draw:fill-color="#dddddd"/>
      <style:paragraph-properties fo:text-align="center" style:writing-mode="lr-tb"/>
      <style:text-properties style:font-name="Liberation Sans1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4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5" style:family="paragraph">
      <loext:graphic-properties draw:fill-color="#dddddd"/>
      <style:paragraph-properties fo:text-align="center" style:writing-mode="lr-tb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P8" style:family="paragraph">
      <loext:graphic-properties draw:fill="solid" draw:fill-color="#dddddd"/>
      <style:paragraph-properties fo:text-align="center" style:writing-mode="lr-tb"/>
      <style:text-properties style:font-name="Liberation Sans1"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style="normal" style:font-size-asian="10.5pt" style:font-style-asian="normal" style:font-size-complex="10.5pt" style:font-style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text-position="-8% 58%" style:font-name="Liberation Sans1"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text-position="-8% 58%" fo:font-size="10.5pt" style:font-size-asian="10.5pt" style:font-size-complex="10.5pt"/>
    </style:style>
    <style:style style:name="T5" style:family="text">
      <style:text-properties style:font-name="Liberation Sans1"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style:style style:name="T7" style:family="text">
      <style:text-properties style:text-position="-8% 58%"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style:text-position="33% 58%" fo:font-size="10.5pt" style:font-size-asian="10.5pt" style:font-size-complex="10.5pt"/>
    </style:style>
    <style:style style:name="T9" style:family="text">
      <style:text-properties fo:font-size="10.5pt" fo:font-style="normal" style:font-size-asian="10.5pt" style:font-style-asian="normal" style:font-size-complex="10.5pt" style:font-style-complex="normal"/>
    </style:style>
    <style:style style:name="T10" style:family="text">
      <style:text-properties fo:color="#666666" loext:opacity="100%" fo:font-size="10.5pt" fo:font-style="normal" style:font-size-asian="10.5pt" style:font-style-asian="normal" style:font-size-complex="10.5pt" style:font-style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Microsoft YaHei" style:font-size-asian="10.5pt" style:font-style-asian="italic" style:font-weight-asian="normal" style:font-name-complex="Lucida 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953cm" svg:height="0.953cm" svg:x="4.568cm" svg:y="7.155cm">
          <text:p text:style-name="P1"><text:span text:style-name="T1">PM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6cm" svg:height="0.662cm" svg:x="4.349cm" svg:y="13.625cm">
          <draw:text-box>
            <text:p><text:span text:style-name="T3">Twin 1</text:span></text:p>
          </draw:text-box>
        </draw:frame>
        <draw:custom-shape draw:style-name="gr3" draw:text-style-name="P5" xml:id="id2" draw:id="id2" draw:layer="layout" svg:width="1.27cm" svg:height="0.635cm" svg:x="3.298cm" svg:y="9.378cm">
          <text:p text:style-name="P4"><text:span text:style-name="T1">PM</text:span><text:span text:style-name="T4">11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4.707cm" svg:y1="7.969cm" svg:x2="3.933cm" svg:y2="9.378cm" draw:start-shape="id1" draw:start-glue-point="7" draw:end-shape="id2" draw:end-glue-point="0" svg:d="M4707 7969l-774 1409" svg:viewBox="0 0 775 1410">
          <text:p/>
        </draw:connector>
        <draw:frame draw:style-name="gr5" draw:text-style-name="P3" draw:layer="layout" svg:width="0.705cm" svg:height="0.662cm" svg:x="3.863cm" svg:y="8.081cm">
          <draw:text-box>
            <text:p><text:span text:style-name="T3">1</text:span></text:p>
          </draw:text-box>
        </draw:frame>
        <draw:custom-shape draw:style-name="gr3" draw:text-style-name="P5" xml:id="id3" draw:id="id3" draw:layer="layout" svg:width="1.27cm" svg:height="0.635cm" svg:x="5.521cm" svg:y="9.378cm">
          <text:p text:style-name="P4"><text:span text:style-name="T1">PM</text:span><text:span text:style-name="T4">21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382cm" svg:y1="7.969cm" svg:x2="6.156cm" svg:y2="9.378cm" draw:start-shape="id1" draw:start-glue-point="9" draw:end-shape="id3" draw:end-glue-point="0" svg:d="M5382 7969l774 1409" svg:viewBox="0 0 775 1410">
          <text:p/>
        </draw:connector>
        <draw:frame draw:style-name="gr5" draw:text-style-name="P3" draw:layer="layout" svg:width="0.705cm" svg:height="0.662cm" svg:x="5.451cm" svg:y="8.081cm">
          <draw:text-box>
            <text:p><text:span text:style-name="T3">1</text:span></text:p>
          </draw:text-box>
        </draw:frame>
        <draw:custom-shape draw:style-name="gr1" draw:text-style-name="P2" xml:id="id4" draw:id="id4" draw:layer="layout" svg:width="0.953cm" svg:height="0.953cm" svg:x="3.451cm" svg:y="11.2cm">
          <text:p text:style-name="P1"><text:span text:style-name="T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3.928cm" svg:y1="11.2cm" svg:x2="3.933cm" svg:y2="10.013cm" draw:start-shape="id4" draw:start-glue-point="4" draw:end-shape="id2" draw:end-glue-point="2" svg:d="M3928 11200l5-1187" svg:viewBox="0 0 6 1188">
          <text:p/>
        </draw:connector>
        <draw:frame draw:style-name="gr5" draw:text-style-name="P3" draw:layer="layout" svg:width="0.705cm" svg:height="0.662cm" svg:x="3.398cm" svg:y="10.43cm">
          <draw:text-box>
            <text:p><text:span text:style-name="T3">1</text:span></text:p>
          </draw:text-box>
        </draw:frame>
        <draw:connector draw:style-name="gr6" draw:text-style-name="P6" draw:layer="layout" draw:type="curve" svg:x1="4.265cm" svg:y1="12.014cm" svg:x2="3.59cm" svg:y2="12.014cm" draw:start-shape="id4" draw:start-glue-point="9" draw:end-shape="id4" draw:end-glue-point="7" svg:d="M4265 12014c0 960-675 960-675 0" svg:viewBox="0 0 676 721">
          <text:p/>
        </draw:connector>
        <draw:frame draw:style-name="gr7" draw:text-style-name="P3" draw:layer="layout" svg:width="0.926cm" svg:height="0.662cm" svg:x="3.446cm" svg:y="12.643cm">
          <draw:text-box>
            <text:p><text:span text:style-name="T6">s</text:span><text:span text:style-name="T7">e</text:span><text:span text:style-name="T8">2</text:span></text:p>
          </draw:text-box>
        </draw:frame>
        <draw:custom-shape draw:style-name="gr1" draw:text-style-name="P2" xml:id="id5" draw:id="id5" draw:layer="layout" svg:width="0.953cm" svg:height="0.953cm" svg:x="5.674cm" svg:y="11.2cm">
          <text:p text:style-name="P1"><text:span text:style-name="T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6.151cm" svg:y1="11.2cm" svg:x2="6.156cm" svg:y2="10.013cm" draw:start-shape="id5" draw:start-glue-point="4" svg:d="M6151 11200l5-1187" svg:viewBox="0 0 6 1188">
          <text:p/>
        </draw:connector>
        <draw:frame draw:style-name="gr5" draw:text-style-name="P3" draw:layer="layout" svg:width="0.705cm" svg:height="0.662cm" svg:x="5.621cm" svg:y="10.43cm">
          <draw:text-box>
            <text:p><text:span text:style-name="T3">1</text:span></text:p>
          </draw:text-box>
        </draw:frame>
        <draw:connector draw:style-name="gr6" draw:text-style-name="P6" draw:layer="layout" draw:type="curve" svg:x1="6.488cm" svg:y1="12.014cm" svg:x2="5.813cm" svg:y2="12.014cm" draw:start-shape="id5" draw:start-glue-point="9" draw:end-shape="id5" draw:end-glue-point="7" svg:d="M6488 12014c0 960-675 960-675 0" svg:viewBox="0 0 676 721">
          <text:p/>
        </draw:connector>
        <draw:frame draw:style-name="gr7" draw:text-style-name="P3" draw:layer="layout" svg:width="0.926cm" svg:height="0.662cm" svg:x="5.669cm" svg:y="12.643cm">
          <draw:text-box>
            <text:p><text:span text:style-name="T6">s</text:span><text:span text:style-name="T7">e</text:span><text:span text:style-name="T8">2</text:span></text:p>
          </draw:text-box>
        </draw:frame>
        <draw:custom-shape draw:style-name="gr1" draw:text-style-name="P2" xml:id="id6" draw:id="id6" draw:layer="layout" svg:width="0.953cm" svg:height="0.953cm" svg:x="4.568cm" svg:y="4.932cm">
          <text:p text:style-name="P1"><text:span text:style-name="T5">C/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5.045cm" svg:y1="5.885cm" svg:x2="5.045cm" svg:y2="7.155cm" draw:start-shape="id6" draw:start-glue-point="8" draw:end-shape="id1" draw:end-glue-point="4" svg:d="M5045 5885v1270" svg:viewBox="0 0 1 1271">
          <text:p/>
        </draw:connector>
        <draw:frame draw:style-name="gr8" draw:text-style-name="P7" draw:layer="layout" svg:width="1.062cm" svg:height="1.073cm" svg:x="4.227cm" svg:y="6.076cm">
          <draw:text-box>
            <text:p><text:span text:style-name="T6">c/d</text:span></text:p>
          </draw:text-box>
        </draw:frame>
        <draw:custom-shape draw:style-name="gr1" draw:text-style-name="P2" xml:id="id7" draw:id="id7" draw:layer="layout" svg:width="0.953cm" svg:height="0.953cm" svg:x="2.663cm" svg:y="4.933cm">
          <text:p text:style-name="P1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3.14cm" svg:y1="5.886cm" svg:x2="4.707cm" svg:y2="7.294cm" draw:start-shape="id7" draw:start-glue-point="8" draw:end-shape="id1" draw:end-glue-point="5" svg:d="M3140 5886l1567 1408" svg:viewBox="0 0 1568 1409">
          <text:p/>
        </draw:connector>
        <draw:frame draw:style-name="gr5" draw:text-style-name="P7" draw:layer="layout" svg:width="0.705cm" svg:height="0.662cm" svg:x="3.346cm" svg:y="6.293cm">
          <draw:text-box>
            <text:p><text:span text:style-name="T6">a</text:span></text:p>
          </draw:text-box>
        </draw:frame>
        <draw:connector draw:style-name="gr6" draw:text-style-name="P6" draw:layer="layout" draw:type="curve" svg:x1="2.802cm" svg:y1="5.747cm" svg:x2="2.663cm" svg:y2="5.41cm" draw:start-shape="id7" draw:start-glue-point="7" draw:end-shape="id7" draw:end-glue-point="6" svg:d="M2802 5747c-961 0-892-337-139-337" svg:viewBox="0 0 714 338">
          <text:p/>
        </draw:connector>
        <draw:frame draw:style-name="gr5" draw:text-style-name="P3" draw:layer="layout" svg:width="0.705cm" svg:height="0.662cm" svg:x="1.958cm" svg:y="5.568cm">
          <draw:text-box>
            <text:p><text:span text:style-name="T3">1</text:span></text:p>
          </draw:text-box>
        </draw:frame>
        <draw:connector draw:style-name="gr6" draw:text-style-name="P6" draw:layer="layout" draw:type="curve" svg:x1="4.707cm" svg:y1="5.746cm" svg:x2="4.568cm" svg:y2="5.409cm" draw:start-shape="id6" draw:start-glue-point="7" draw:end-shape="id6" draw:end-glue-point="6" svg:d="M4707 5746c-961 0-892-337-139-337" svg:viewBox="0 0 714 338">
          <text:p/>
        </draw:connector>
        <draw:frame draw:style-name="gr5" draw:text-style-name="P3" draw:layer="layout" svg:width="0.705cm" svg:height="0.662cm" svg:x="3.933cm" svg:y="5.568cm">
          <draw:text-box>
            <text:p><text:span text:style-name="T3">1</text:span></text:p>
          </draw:text-box>
        </draw:frame>
        <draw:custom-shape draw:style-name="gr1" draw:text-style-name="P2" xml:id="id8" draw:id="id8" draw:layer="layout" svg:width="0.953cm" svg:height="0.953cm" svg:x="6.543cm" svg:y="4.933cm">
          <text:p text:style-name="P1"><text:span text:style-name="T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7.02cm" svg:y1="5.886cm" svg:x2="5.382cm" svg:y2="7.294cm" draw:start-shape="id8" draw:start-glue-point="8" draw:end-shape="id1" draw:end-glue-point="11" svg:d="M7020 5886l-1638 1408" svg:viewBox="0 0 1639 1409">
          <text:p/>
        </draw:connector>
        <draw:frame draw:style-name="gr5" draw:text-style-name="P7" draw:layer="layout" svg:width="0.705cm" svg:height="0.662cm" svg:x="6.156cm" svg:y="6.203cm">
          <draw:text-box>
            <text:p><text:span text:style-name="T6">e</text:span></text:p>
          </draw:text-box>
        </draw:frame>
        <draw:connector draw:style-name="gr6" draw:text-style-name="P6" draw:layer="layout" draw:type="curve" svg:x1="6.682cm" svg:y1="5.747cm" svg:x2="6.543cm" svg:y2="5.41cm" draw:start-shape="id8" draw:start-glue-point="7" draw:end-shape="id8" draw:end-glue-point="6" svg:d="M6682 5747c-961 0-892-337-139-337" svg:viewBox="0 0 714 338">
          <text:p/>
        </draw:connector>
        <draw:frame draw:style-name="gr5" draw:text-style-name="P3" draw:layer="layout" svg:width="0.705cm" svg:height="0.662cm" svg:x="5.838cm" svg:y="5.568cm">
          <draw:text-box>
            <text:p><text:span text:style-name="T3">1</text:span></text:p>
          </draw:text-box>
        </draw:frame>
        <draw:custom-shape draw:style-name="gr1" draw:text-style-name="P2" xml:id="id9" draw:id="id9" draw:layer="layout" svg:width="0.953cm" svg:height="0.953cm" svg:x="11.994cm" svg:y="7.059cm">
          <text:p text:style-name="P1"><text:span text:style-name="T1">PM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6cm" svg:height="0.662cm" svg:x="11.775cm" svg:y="13.529cm">
          <draw:text-box>
            <text:p><text:span text:style-name="T3">Twin 2</text:span></text:p>
          </draw:text-box>
        </draw:frame>
        <draw:custom-shape draw:style-name="gr3" draw:text-style-name="P5" xml:id="id10" draw:id="id10" draw:layer="layout" svg:width="1.27cm" svg:height="0.635cm" svg:x="10.724cm" svg:y="9.282cm">
          <text:p text:style-name="P4"><text:span text:style-name="T1">PM</text:span><text:span text:style-name="T4">12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2.133cm" svg:y1="7.873cm" svg:x2="11.359cm" svg:y2="9.282cm" draw:start-shape="id9" draw:start-glue-point="7" draw:end-shape="id10" draw:end-glue-point="0" svg:d="M12133 7873l-774 1409" svg:viewBox="0 0 775 1410">
          <text:p/>
        </draw:connector>
        <draw:frame draw:style-name="gr5" draw:text-style-name="P3" draw:layer="layout" svg:width="0.705cm" svg:height="0.662cm" svg:x="11.289cm" svg:y="7.985cm">
          <draw:text-box>
            <text:p><text:span text:style-name="T3">1</text:span></text:p>
          </draw:text-box>
        </draw:frame>
        <draw:custom-shape draw:style-name="gr3" draw:text-style-name="P5" xml:id="id11" draw:id="id11" draw:layer="layout" svg:width="1.27cm" svg:height="0.635cm" svg:x="12.947cm" svg:y="9.282cm">
          <text:p text:style-name="P4"><text:span text:style-name="T1">PM</text:span><text:span text:style-name="T4">22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2.808cm" svg:y1="7.873cm" svg:x2="13.582cm" svg:y2="9.282cm" draw:start-shape="id9" draw:start-glue-point="9" draw:end-shape="id11" draw:end-glue-point="0" svg:d="M12808 7873l774 1409" svg:viewBox="0 0 775 1410">
          <text:p/>
        </draw:connector>
        <draw:frame draw:style-name="gr5" draw:text-style-name="P3" draw:layer="layout" svg:width="0.705cm" svg:height="0.662cm" svg:x="12.877cm" svg:y="7.985cm">
          <draw:text-box>
            <text:p><text:span text:style-name="T3">1</text:span></text:p>
          </draw:text-box>
        </draw:frame>
        <draw:custom-shape draw:style-name="gr1" draw:text-style-name="P2" xml:id="id12" draw:id="id12" draw:layer="layout" svg:width="0.953cm" svg:height="0.953cm" svg:x="10.877cm" svg:y="11.104cm">
          <text:p text:style-name="P1"><text:span text:style-name="T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1.354cm" svg:y1="11.104cm" svg:x2="11.359cm" svg:y2="9.917cm" draw:start-shape="id12" draw:start-glue-point="4" draw:end-shape="id10" draw:end-glue-point="2" svg:d="M11354 11104l5-1187" svg:viewBox="0 0 6 1188">
          <text:p/>
        </draw:connector>
        <draw:frame draw:style-name="gr5" draw:text-style-name="P3" draw:layer="layout" svg:width="0.705cm" svg:height="0.662cm" svg:x="10.824cm" svg:y="10.334cm">
          <draw:text-box>
            <text:p><text:span text:style-name="T3">1</text:span></text:p>
          </draw:text-box>
        </draw:frame>
        <draw:connector draw:style-name="gr6" draw:text-style-name="P6" draw:layer="layout" draw:type="curve" svg:x1="11.691cm" svg:y1="11.918cm" svg:x2="11.016cm" svg:y2="11.918cm" draw:start-shape="id12" draw:start-glue-point="9" draw:end-shape="id12" draw:end-glue-point="7" svg:d="M11691 11918c0 960-675 960-675 0" svg:viewBox="0 0 676 721">
          <text:p/>
        </draw:connector>
        <draw:frame draw:style-name="gr7" draw:text-style-name="P3" draw:layer="layout" svg:width="0.926cm" svg:height="0.662cm" svg:x="10.872cm" svg:y="12.547cm">
          <draw:text-box>
            <text:p><text:span text:style-name="T6">s</text:span><text:span text:style-name="T7">e</text:span><text:span text:style-name="T8">2</text:span></text:p>
          </draw:text-box>
        </draw:frame>
        <draw:custom-shape draw:style-name="gr1" draw:text-style-name="P2" xml:id="id13" draw:id="id13" draw:layer="layout" svg:width="0.953cm" svg:height="0.953cm" svg:x="13.1cm" svg:y="11.104cm">
          <text:p text:style-name="P1"><text:span text:style-name="T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3.577cm" svg:y1="11.104cm" svg:x2="13.582cm" svg:y2="9.917cm" draw:start-shape="id13" draw:start-glue-point="4" svg:d="M13577 11104l5-1187" svg:viewBox="0 0 6 1188">
          <text:p/>
        </draw:connector>
        <draw:frame draw:style-name="gr5" draw:text-style-name="P3" draw:layer="layout" svg:width="0.705cm" svg:height="0.662cm" svg:x="13.047cm" svg:y="10.334cm">
          <draw:text-box>
            <text:p><text:span text:style-name="T3">1</text:span></text:p>
          </draw:text-box>
        </draw:frame>
        <draw:connector draw:style-name="gr6" draw:text-style-name="P6" draw:layer="layout" draw:type="curve" svg:x1="13.914cm" svg:y1="11.918cm" svg:x2="13.239cm" svg:y2="11.918cm" draw:start-shape="id13" draw:start-glue-point="9" draw:end-shape="id13" draw:end-glue-point="7" svg:d="M13914 11918c0 960-675 960-675 0" svg:viewBox="0 0 676 721">
          <text:p/>
        </draw:connector>
        <draw:frame draw:style-name="gr7" draw:text-style-name="P3" draw:layer="layout" svg:width="0.926cm" svg:height="0.662cm" svg:x="13.095cm" svg:y="12.547cm">
          <draw:text-box>
            <text:p><text:span text:style-name="T6">s</text:span><text:span text:style-name="T7">e</text:span><text:span text:style-name="T8">2</text:span></text:p>
          </draw:text-box>
        </draw:frame>
        <draw:custom-shape draw:style-name="gr1" draw:text-style-name="P2" xml:id="id14" draw:id="id14" draw:layer="layout" svg:width="0.953cm" svg:height="0.953cm" svg:x="11.994cm" svg:y="4.836cm">
          <text:p text:style-name="P1"><text:span text:style-name="T5">C/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2.471cm" svg:y1="5.789cm" svg:x2="12.471cm" svg:y2="7.059cm" draw:start-shape="id14" draw:start-glue-point="8" draw:end-shape="id9" draw:end-glue-point="4" svg:d="M12471 5789v1270" svg:viewBox="0 0 1 1271">
          <text:p/>
        </draw:connector>
        <draw:frame draw:style-name="gr9" draw:text-style-name="P7" draw:layer="layout" svg:width="1.185cm" svg:height="1.073cm" svg:x="11.63cm" svg:y="5.98cm">
          <draw:text-box>
            <text:p><text:span text:style-name="T6">c/d</text:span></text:p>
          </draw:text-box>
        </draw:frame>
        <draw:custom-shape draw:style-name="gr10" draw:text-style-name="P8" xml:id="id15" draw:id="id15" draw:layer="layout" svg:width="0.953cm" svg:height="0.953cm" svg:x="10.089cm" svg:y="4.837cm">
          <text:p text:style-name="P1"><text:span text:style-name="T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0.566cm" svg:y1="5.79cm" svg:x2="12.133cm" svg:y2="7.198cm" draw:start-shape="id15" draw:start-glue-point="8" draw:end-shape="id9" draw:end-glue-point="5" svg:d="M10566 5790l1567 1408" svg:viewBox="0 0 1568 1409">
          <text:p/>
        </draw:connector>
        <draw:frame draw:style-name="gr5" draw:text-style-name="P7" draw:layer="layout" svg:width="0.705cm" svg:height="0.662cm" svg:x="10.772cm" svg:y="6.197cm">
          <draw:text-box>
            <text:p><text:span text:style-name="T6">e</text:span></text:p>
          </draw:text-box>
        </draw:frame>
        <draw:connector draw:style-name="gr6" draw:text-style-name="P6" draw:layer="layout" draw:type="curve" svg:x1="10.228cm" svg:y1="5.651cm" svg:x2="10.089cm" svg:y2="5.314cm" draw:start-shape="id15" draw:start-glue-point="7" draw:end-shape="id15" draw:end-glue-point="6" svg:d="M10228 5651c-961 0-892-337-139-337" svg:viewBox="0 0 714 338">
          <text:p/>
        </draw:connector>
        <draw:frame draw:style-name="gr5" draw:text-style-name="P3" draw:layer="layout" svg:width="0.705cm" svg:height="0.662cm" svg:x="9.384cm" svg:y="5.472cm">
          <draw:text-box>
            <text:p><text:span text:style-name="T3">1</text:span></text:p>
          </draw:text-box>
        </draw:frame>
        <draw:connector draw:style-name="gr6" draw:text-style-name="P6" draw:layer="layout" draw:type="curve" svg:x1="12.133cm" svg:y1="5.65cm" svg:x2="11.994cm" svg:y2="5.313cm" draw:start-shape="id14" draw:start-glue-point="7" draw:end-shape="id14" draw:end-glue-point="6" svg:d="M12133 5650c-961 0-892-337-139-337" svg:viewBox="0 0 714 338">
          <text:p/>
        </draw:connector>
        <draw:frame draw:style-name="gr5" draw:text-style-name="P3" draw:layer="layout" svg:width="0.705cm" svg:height="0.662cm" svg:x="11.359cm" svg:y="5.472cm">
          <draw:text-box>
            <text:p><text:span text:style-name="T3">1</text:span></text:p>
          </draw:text-box>
        </draw:frame>
        <draw:custom-shape draw:style-name="gr1" draw:text-style-name="P2" xml:id="id16" draw:id="id16" draw:layer="layout" svg:width="0.953cm" svg:height="0.953cm" svg:x="13.969cm" svg:y="4.837cm">
          <text:p text:style-name="P1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4.446cm" svg:y1="5.79cm" svg:x2="12.808cm" svg:y2="7.198cm" draw:start-shape="id16" draw:start-glue-point="8" draw:end-shape="id9" draw:end-glue-point="11" svg:d="M14446 5790l-1638 1408" svg:viewBox="0 0 1639 1409">
          <text:p/>
        </draw:connector>
        <draw:frame draw:style-name="gr5" draw:text-style-name="P7" draw:layer="layout" svg:width="0.705cm" svg:height="0.662cm" svg:x="13.582cm" svg:y="6.107cm">
          <draw:text-box>
            <text:p><text:span text:style-name="T6">a</text:span></text:p>
          </draw:text-box>
        </draw:frame>
        <draw:connector draw:style-name="gr6" draw:text-style-name="P6" draw:layer="layout" draw:type="curve" svg:x1="14.108cm" svg:y1="5.651cm" svg:x2="13.969cm" svg:y2="5.314cm" draw:start-shape="id16" draw:start-glue-point="7" draw:end-shape="id16" draw:end-glue-point="6" svg:d="M14108 5651c-961 0-892-337-139-337" svg:viewBox="0 0 714 338">
          <text:p/>
        </draw:connector>
        <draw:frame draw:style-name="gr5" draw:text-style-name="P3" draw:layer="layout" svg:width="0.705cm" svg:height="0.662cm" svg:x="13.264cm" svg:y="5.472cm">
          <draw:text-box>
            <text:p><text:span text:style-name="T3">1</text:span></text:p>
          </draw:text-box>
        </draw:frame>
        <draw:frame draw:style-name="gr11" draw:text-style-name="P9" draw:layer="layout" svg:width="3.258cm" svg:height="0.662cm" svg:x="7.138cm" svg:y="2.195cm">
          <draw:text-box>
            <text:p><text:span text:style-name="T9">1 (MZ) </text:span><text:span text:style-name="T10">or</text:span><text:span text:style-name="T9"> ½ (DZ)</text:span></text:p>
          </draw:text-box>
        </draw:frame>
        <draw:connector draw:style-name="gr12" draw:text-style-name="P6" draw:layer="layout" draw:type="curve" draw:line-skew="-1.299cm" svg:x1="3.14cm" svg:y1="4.933cm" svg:x2="14.446cm" svg:y2="4.837cm" draw:start-shape="id7" draw:start-glue-point="4" draw:end-shape="id16" draw:end-glue-point="4" svg:d="M3140 4933c0-2845 11306-2797 11306-96" svg:viewBox="0 0 11307 2129">
          <text:p/>
        </draw:connector>
        <draw:connector draw:style-name="gr12" draw:text-style-name="P6" draw:layer="layout" draw:type="curve" draw:line-skew="-0.284cm" svg:x1="5.045cm" svg:y1="4.932cm" svg:x2="12.471cm" svg:y2="4.836cm" draw:start-shape="id6" draw:start-glue-point="4" draw:end-shape="id14" draw:end-glue-point="4" svg:d="M5045 4932c0-1323 7426-1275 7426-96" svg:viewBox="0 0 7427 987">
          <text:p/>
        </draw:connector>
        <draw:frame draw:style-name="gr13" draw:text-style-name="P9" draw:layer="layout" svg:width="3.728cm" svg:height="1.073cm" svg:x="6.667cm" svg:y="3.39cm">
          <draw:text-box>
            <text:p><text:span text:style-name="T6">C</text:span><text:span text:style-name="T9">: 1 (MZ) </text:span><text:span text:style-name="T10">or</text:span><text:span text:style-name="T9"> 1 (DZ)</text:span></text:p>
            <text:p text:style-name="P10"><text:span text:style-name="T11">D</text:span><text:span text:style-name="T12">: </text:span><text:span text:style-name="T9">1 (MZ) </text:span><text:span text:style-name="T10">or</text:span><text:span text:style-name="T9"> ¼ (DZ)</text:span></text:p>
          </draw:text-box>
        </draw:frame>
        <draw:frame draw:style-name="gr14" draw:text-style-name="P3" draw:layer="layout" svg:width="1.704cm" svg:height="0.662cm" draw:transform="rotate (1.5707963267949) translate (2.709cm 10.517cm)">
          <draw:text-box>
            <text:p><text:span text:style-name="T3">Rater 1</text:span></text:p>
          </draw:text-box>
        </draw:frame>
        <draw:frame draw:style-name="gr14" draw:text-style-name="P3" draw:layer="layout" svg:width="1.704cm" svg:height="0.662cm" draw:transform="rotate (1.5707963267949) translate (10.163cm 10.517cm)">
          <draw:text-box>
            <text:p><text:span text:style-name="T3">Rater 1</text:span></text:p>
          </draw:text-box>
        </draw:frame>
        <draw:frame draw:style-name="gr14" draw:text-style-name="P3" draw:layer="layout" svg:width="1.704cm" svg:height="0.662cm" draw:transform="rotate (1.5707963267949) translate (6.709cm 10.517cm)">
          <draw:text-box>
            <text:p><text:span text:style-name="T3">Rater 2</text:span></text:p>
          </draw:text-box>
        </draw:frame>
        <draw:frame draw:style-name="gr14" draw:text-style-name="P3" draw:layer="layout" svg:width="1.704cm" svg:height="0.662cm" draw:transform="rotate (1.5707963267949) translate (14.109cm 10.517cm)">
          <draw:text-box>
            <text:p><text:span text:style-name="T3">Rater 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 Dediu</meta:initial-creator>
    <meta:creation-date>2021-12-21T13:38:37.669000000</meta:creation-date>
    <dc:date>2022-02-18T13:10:39.971000000</dc:date>
    <dc:creator>Dan Dediu</dc:creator>
    <meta:editing-duration>PT27M53S</meta:editing-duration>
    <meta:editing-cycles>9</meta:editing-cycles>
    <meta:generator>LibreOffice/7.2.5.2$Windows_X86_64 LibreOffice_project/499f9727c189e6ef3471021d6132d4c694f357e5</meta:generator>
    <meta:document-statistic meta:object-count="74"/>
  </office:meta>
</office:document-meta>
</file>